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200000172A20A02ED.png" manifest:media-type="image/png"/>
  <manifest:file-entry manifest:full-path="Pictures/10000001000002D3000000302C52E31D.png" manifest:media-type="image/png"/>
  <manifest:file-entry manifest:full-path="Pictures/100000010000033A0000014AD6B2B748.png" manifest:media-type="image/png"/>
  <manifest:file-entry manifest:full-path="Pictures/10000001000003B6000001438806A8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5in" svg:width="6.9252in" svg:height="2.3543in" draw:z-index="0"><draw:image xlink:href="Pictures/10000001000003B6000001438806A836.png" xlink:type="simple" xlink:show="embed" xlink:actuate="onLoad" draw:mime-type="image/png"/></draw:frame><draw:frame draw:style-name="fr1" draw:name="Image2" text:anchor-type="char" svg:x="0in" svg:y="2.4646in" svg:width="6.9252in" svg:height="2.7661in" draw:z-index="1"><draw:image xlink:href="Pictures/100000010000033A0000014AD6B2B748.png" xlink:type="simple" xlink:show="embed" xlink:actuate="onLoad" draw:mime-type="image/png"/></draw:frame><draw:frame draw:style-name="fr1" draw:name="Image3" text:anchor-type="char" svg:x="0in" svg:y="5.1992in" svg:width="6.9252in" svg:height="0.4591in" draw:z-index="2"><draw:image xlink:href="Pictures/10000001000002D3000000302C52E31D.png" xlink:type="simple" xlink:show="embed" xlink:actuate="onLoad" draw:mime-type="image/png"/></draw:frame><draw:frame draw:style-name="fr1" draw:name="Image4" text:anchor-type="char" svg:x="0in" svg:y="5.7791in" svg:width="6.9252in" svg:height="2.7083in" draw:z-index="3"><draw:image xlink:href="Pictures/10000001000003B200000172A20A02E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08:41:39.171514852</meta:creation-date>
    <dc:date>2025-09-08T08:55:53.427351377</dc:date>
    <meta:editing-duration>PT14M15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25.2.5.2$Linux_X86_64 LibreOffice_project/520$Build-2</meta:generator>
  </office:meta>
</office:document-meta>
</file>